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4.55cm"/>
    </style:style>
    <style:style style:name="pr6" style:family="presentation" style:parent-style-name="oranssi-outline1">
      <style:graphic-properties fo:min-height="14.339cm"/>
    </style:style>
    <style:style style:name="pr7" style:family="presentation" style:parent-style-name="oranssi-outline1">
      <style:graphic-properties fo:min-height="15.3cm"/>
    </style:style>
    <style:style style:name="pr8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/>
    </style:style>
    <style:style style:name="T15" style:family="text">
      <style:text-properties style:font-name="Courier New1" fo:font-size="22pt" style:font-size-asian="22pt" style:font-size-complex="22pt"/>
    </style:style>
    <style:style style:name="T16" style:family="text">
      <style:text-properties style:font-name="Courier New1" fo:font-size="18pt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size="18pt" fo:font-style="italic" style:font-size-asian="18pt" style:font-style-asian="italic" style:font-size-complex="18pt" style:font-style-complex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Courier1" fo:font-size="16pt" style:font-size-asian="16pt" style:font-size-complex="16pt"/>
    </style:style>
    <style:style style:name="T22" style:family="text">
      <style:text-properties style:text-line-through-style="none" style:text-line-through-type="none" fo:font-size="20pt" style:font-size-asian="20pt" style:font-size-complex="20pt"/>
    </style:style>
    <style:style style:name="T23" style:family="text">
      <style:text-properties style:text-line-through-style="none" style:text-line-through-type="none" fo:font-size="15pt" style:font-size-asian="15pt" style:font-size-complex="1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6.922cm" svg:x="15.405cm" svg:y="12.065cm">
          <draw:text-box>
            <text:p text:style-name="P2"><text:span text:style-name="T2">Francisco Sant'Anna</text:span></text:p>
            <text:p text:style-name="P2"><text:span text:style-name="T2">Adriano Branco</text:span></text:p>
            <text:p text:style-name="P2"><text:span text:style-name="T2">Noemi Rodriguez</text:span></text:p>
            <text:p text:style-name="P2"><text:span text:style-name="T2"/></text:p>
            <text:p text:style-name="P2"><text:span text:style-name="T2"/></text:p>
            <text:p text:style-name="P2"><text:span text:style-name="T2">Terça 16h =&gt; 19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Projetos</text:span></text:p>
              </text:list-item>
              <text:list-item>
                <text:p><text:span text:style-name="T7">Estudo de artigos e vídeos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5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4" draw:text-style-name="P7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8">Mini Projetos e Projeto Final</text:span></text:p>
                <text:list>
                  <text:list-header>
                    <text:p><text:span text:style-name="T9"/></text:p>
                  </text:list-header>
                </text:list>
              </text:list-item>
              <text:list-item>
                <text:p><text:span text:style-name="T8">Realização (6 pontos)</text:span></text:p>
                <text:list>
                  <text:list-item>
                    <text:p><text:span text:style-name="T9">Cobertura</text:span></text:p>
                  </text:list-item>
                  <text:list-item>
                    <text:p><text:span text:style-name="T9">Simplicidade</text:span></text:p>
                  </text:list-item>
                  <text:list-item>
                    <text:p><text:span text:style-name="T9">Eficiência (memória/CPU)</text:span></text:p>
                  </text:list-item>
                </text:list>
              </text:list-item>
              <text:list-item>
                <text:p><text:span text:style-name="T8">Apresentação (4 pontos)</text:span></text:p>
                <text:list>
                  <text:list-item>
                    <text:p><text:span text:style-name="T9">Documentação (manual, </text:span><text:span text:style-name="T12">vídeo</text:span><text:span text:style-name="T9">, etc.)</text:span></text:p>
                  </text:list-item>
                  <text:list-item>
                    <text:p><text:span text:style-name="T9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3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3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3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3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><text:span text:style-name="T14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5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5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2">antes</text:span><text:span text:style-name="T9"> da próxima aula)</text:span></text:p>
          </draw:text-box>
        </draw:frame>
        <draw:frame presentation:style-name="pr6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6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7">Criar uma conta no </text:span><text:span text:style-name="T18">github.com</text:span><text:span text:style-name="T17"> (caso não tenha)</text:span></text:p>
                  </text:list-item>
                  <text:list-item>
                    <text:p xml:id="id15" text:id="id15"><text:span text:style-name="T17">Criar um projeto “reativos”</text:span></text:p>
                  </text:list-item>
                  <text:list-item>
                    <text:p xml:id="id16" text:id="id16"><text:span text:style-name="T17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6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3">Criar pasta “mini-jogo/”</text:span></text:p>
                  </text:list-item>
                  <text:list-item>
                    <text:p><text:span text:style-name="T13">Criar arquivo “mini-jogo/README.md”</text:span></text:p>
                    <text:list>
                      <text:list-item>
                        <text:p><text:span text:style-name="T17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3">Criar pasta “projeto/”</text:span></text:p>
                    <text:list>
                      <text:list-item>
                        <text:p><text:span text:style-name="T17">README.md</text:span></text:p>
                      </text:list-item>
                      <text:list-item>
                        <text:p><text:span text:style-name="T17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Apresentação</text:span></text:p>
                    <text:list>
                      <text:list-item>
                        <text:p><text:span text:style-name="T17">5 minutos para cada grupo</text:span></text:p>
                      </text:list-item>
                      <text:list-item>
                        <text:p><text:span text:style-name="T17">“</text:span><text:span text:style-name="T17">Vender” a ideia</text:span></text:p>
                      </text:list-item>
                      <text:list-item>
                        <text:p><text:span text:style-name="T17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7" draw:text-style-name="P9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17">RSSF (em </text:span><text:span text:style-name="T18">nesC</text:span><text:span text:style-name="T17"> ou </text:span><text:span text:style-name="T18">Terra</text:span><text:span text:style-name="T17">)</text:span></text:p>
              </text:list-item>
              <text:list-item>
                <text:p xml:id="id20" text:id="id20"><text:span text:style-name="T17">Mix SDL/Arduino/RSSF (em </text:span><text:span text:style-name="T18">C</text:span><text:span text:style-name="T17"> ou </text:span><text:span text:style-name="T18">Céu</text:span><text:span text:style-name="T17">)</text:span></text:p>
              </text:list-item>
              <text:list-item>
                <text:p xml:id="id21" text:id="id21"><text:span text:style-name="T17">Sistema alternativo</text:span></text:p>
                <text:list>
                  <text:list-item>
                    <text:p xml:id="id22" text:id="id22"><text:span text:style-name="T19">Elm</text:span><text:span text:style-name="T20">, </text:span><text:span text:style-name="T19">Om</text:span><text:span text:style-name="T20">, </text:span><text:span text:style-name="T19">Rx/*</text:span><text:span text:style-name="T20">, </text:span><text:span text:style-name="T19">Bacon.js</text:span><text:span text:style-name="T20">, </text:span><text:span text:style-name="T19">Sodium</text:span><text:span text:style-name="T20">, etc.</text:span></text:p>
                  </text:list-item>
                </text:list>
              </text:list-item>
              <text:list-item>
                <text:p xml:id="id23" text:id="id23"><text:span text:style-name="T17">Mix concorrência síncrona/assíncrona</text:span></text:p>
                <text:list>
                  <text:list-item>
                    <text:p xml:id="id24" text:id="id24"><text:span text:style-name="T20">Path finding, Sockets, etc. (em </text:span><text:span text:style-name="T19">Céu</text:span><text:span text:style-name="T20">)</text:span></text:p>
                  </text:list-item>
                  <text:list-item>
                    <text:p xml:id="id25" text:id="id25"><text:span text:style-name="T20">Tratamento de interrupções (em </text:span><text:span text:style-name="T19">C/Arduino</text:span><text:span text:style-name="T20">)</text:span></text:p>
                  </text:list-item>
                </text:list>
              </text:list-item>
              <text:list-item>
                <text:p xml:id="id26" text:id="id26"><text:span text:style-name="T17">7-GUIs context (em </text:span><text:span text:style-name="T18">Céu</text:span><text:span text:style-name="T17"> + </text:span><text:span text:style-name="T18">IUP</text:span><text:span text:style-name="T17">)</text:span></text:p>
                <text:list>
                  <text:list-item>
                    <text:p xml:id="id27" text:id="id27"><text:span text:style-name="T21">https://github.com/eugenkiss/7guis/wiki</text:span></text:p>
                  </text:list-item>
                </text:list>
              </text:list-item>
              <text:list-item>
                <text:p xml:id="id28" text:id="id28"><text:span text:style-name="T17">Porte de aplicação C/C++ (em </text:span><text:span text:style-name="T18">Céu</text:span><text:span text:style-name="T17">)</text:span></text:p>
                <text:list>
                  <text:list-item>
                    <text:p xml:id="id29" text:id="id29"><text:span text:style-name="T20">pelo menos 1000 </text:span><text:span text:style-name="T19">LoCs</text:span></text:p>
                  </text:list-item>
                </text:list>
              </text:list-item>
              <text:list-item>
                <text:p xml:id="id30" text:id="id30"><text:span text:style-name="T17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6">Código fonte no </text:span><text:span text:style-name="T7">github</text:span></text:p>
              </text:list-item>
              <text:list-item>
                <text:p xml:id="id32" text:id="id32"><text:span text:style-name="T6">Apresentação intermediária</text:span></text:p>
              </text:list-item>
              <text:list-item>
                <text:p xml:id="id33" text:id="id33"><text:span text:style-name="T6">Vídeo &gt;=5min no </text:span><text:span text:style-name="T7">github</text:span></text:p>
                <text:list>
                  <text:list-item>
                    <text:p xml:id="id34" text:id="id34"><text:span text:style-name="T13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8" draw:text-style-name="P11" draw:layer="layout" svg:width="8.25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22">01/03</text:span></text:p>
                <text:list>
                  <text:list-item>
                    <text:p><text:span text:style-name="T23">Reativos, Arduino</text:span></text:p>
                  </text:list-item>
                </text:list>
              </text:list-item>
              <text:list-item>
                <text:p><text:span text:style-name="T22">08/03</text:span></text:p>
                <text:list>
                  <text:list-item>
                    <text:p><text:span text:style-name="T23">Modelos, Arduino</text:span></text:p>
                  </text:list-item>
                </text:list>
              </text:list-item>
              <text:list-item>
                <text:p><text:span text:style-name="T22">15/03</text:span></text:p>
                <text:list>
                  <text:list-item>
                    <text:p><text:span text:style-name="T23">SDL</text:span></text:p>
                  </text:list-item>
                </text:list>
              </text:list-item>
              <text:list-item>
                <text:p><text:span text:style-name="T9">22/03</text:span></text:p>
                <text:list>
                  <text:list-item>
                    <text:p><text:span text:style-name="T24">Céu</text:span></text:p>
                  </text:list-item>
                </text:list>
              </text:list-item>
              <text:list-item>
                <text:p><text:span text:style-name="T22">29/03</text:span></text:p>
                <text:list>
                  <text:list-item>
                    <text:p><text:span text:style-name="T25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07</meta:editing-cycles>
    <meta:editing-duration>P40DT10H51M48S</meta:editing-duration>
    <meta:initial-creator>chico </meta:initial-creator>
    <dc:date>2016-03-01T16:05:04.799275178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